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3.372cm" fo:min-width="5.59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3.372cm" fo:min-width="5.97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fill-color="#ffffff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23.622cm" svg:x="1.254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23.622cm" svg:x="13.954cm" svg:y="3.159cm">
          <text:p text:style-name="P2">Function b def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369cm" svg:height="0.962cm" svg:x="3.203cm" svg:y="1.508cm">
          <draw:text-box>
            <text:p>main.c</text:p>
          </draw:text-box>
        </draw:frame>
        <draw:frame draw:style-name="gr3" draw:text-style-name="P3" draw:layer="layout" svg:width="2.157cm" svg:height="0.962cm" svg:x="15.605cm" svg:y="1.889cm">
          <draw:text-box>
            <text:p>file2.c</text:p>
          </draw:text-box>
        </draw:frame>
        <draw:frame draw:style-name="gr3" draw:text-style-name="P3" draw:layer="layout" svg:width="4.519cm" svg:height="0.962cm" svg:x="15.478cm" svg:y="6.08cm">
          <draw:text-box>
            <text:p>Function a def</text:p>
          </draw:text-box>
        </draw:frame>
        <draw:frame draw:style-name="gr4" draw:text-style-name="P3" draw:layer="layout" svg:width="5.298cm" svg:height="0.962cm" svg:x="15.224cm" svg:y="20.685cm">
          <draw:text-box>
            <text:p>Function c <text:s/>def</text:p>
          </draw:text-box>
        </draw:frame>
        <draw:frame draw:style-name="gr3" draw:text-style-name="P3" draw:layer="layout" svg:width="4.587cm" svg:height="0.962cm" svg:x="2.128cm" svg:y="4.61cm">
          <draw:text-box>
            <text:p>Function b call</text:p>
          </draw:text-box>
        </draw:frame>
        <draw:frame draw:style-name="gr3" draw:text-style-name="P3" draw:layer="layout" svg:width="4.587cm" svg:height="0.962cm" svg:x="2.143cm" svg:y="11.16cm">
          <draw:text-box>
            <text:p>Function a call</text:p>
          </draw:text-box>
        </draw:frame>
        <draw:frame draw:style-name="gr3" draw:text-style-name="P3" draw:layer="layout" svg:width="4.553cm" svg:height="0.962cm" svg:x="2.035cm" svg:y="19.415cm">
          <draw:text-box>
            <text:p>Function c call</text:p>
          </draw:text-box>
        </draw:frame>
        <draw:line draw:style-name="gr5" draw:text-style-name="P4" draw:layer="layout" svg:x1="13.954cm" svg:y1="6.461cm" svg:x2="7.604cm" svg:y2="3.159cm">
          <text:p/>
        </draw:line>
        <draw:line draw:style-name="gr5" draw:text-style-name="P4" draw:layer="layout" svg:x1="13.827cm" svg:y1="14.843cm" svg:x2="7.604cm" svg:y2="3.286cm">
          <text:p/>
        </draw:line>
        <draw:line draw:style-name="gr5" draw:text-style-name="P4" draw:layer="layout" svg:x1="13.827cm" svg:y1="20.939cm" svg:x2="7.604cm" svg:y2="3.66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18:24:02.784422038</meta:creation-date>
    <dc:date>2020-11-12T18:28:16.569448680</dc:date>
    <meta:editing-duration>PT4M15S</meta:editing-duration>
    <meta:editing-cycles>2</meta:editing-cycles>
    <meta:generator>LibreOffice/6.4.6.2$Linux_X86_64 LibreOffice_project/40$Build-2</meta:generator>
    <meta:document-statistic meta:object-count="12"/>
  </office:meta>
</office:document-meta>
</file>